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76e7a" officeooo:paragraph-rsid="00176e7a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76e7a" officeooo:paragraph-rsid="00176e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6e7a" style:font-weight-asian="bold" style:font-weight-complex="bold"/>
    </style:style>
    <style:style style:name="T3" style:family="text">
      <style:text-properties officeooo:rsid="00176e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text:span text:style-name="T2">1- </text:span><text:span text:style-name="T1">o que é react?</text:span> </text:p>
      <text:p text:style-name="Standard"/>
      <text:p text:style-name="Standard">React é uma biblioteca JavaScript declarativa, eficiente e flexível para a criação de interfaces de usuário (UI)</text:p>
      <text:p text:style-name="Standard">é uma biblioteca, não um framework</text:p>
      <text:p text:style-name="Standard">baseado em Components </text:p>
      <text:p text:style-name="Standard">usado para criar SPAs (sites que são precisam dar reload) - single page aplication </text:p>
      <text:p text:style-name="Standard">react é eficiente (virtual DOM) ajuda a acelerar a exibição dos conteudos no browser</text:p>
      <text:p text:style-name="Standard"/>
      <text:p text:style-name="Standard">pode ser utilizado para criar app mobile com o React Native</text:p>
      <text:p text:style-name="Standard"/>
      <text:p text:style-name="Standard">react é a biblioteca de criação de interfaces mais popular </text:p>
      <text:p text:style-name="Standard"/>
      <text:p text:style-name="Standard"/>
      <text:p text:style-name="P1"><text:span text:style-name="T3">2 -</text:span>qual a diferença entre state e props?</text:p>
      <text:p text:style-name="P4">As principais diferenças entre props e states são que props geralmente descrevem o que nós vemos, são read-only, enquanto que states, modificam o valor de um inputs e influenciam outputs.</text:p>
      <text:p text:style-name="P3"/>
      <text:p text:style-name="Standard"/>
      <text:p text:style-name="P1"><text:span text:style-name="T3">3 - </text:span>o que é <text:span text:style-name="T3">J</text:span>sx?</text:p>
      <text:p text:style-name="P4">Não é apenas html nem apenas JS, mistura de tags HTML com codigo Javascript</text:p>
      <text:p text:style-name="P4"/>
      <text:p text:style-name="P4">Serve para descrever como a nossa User Interface (UI) deve ser, assim como o HTML, juntar a parte boa do javascript (modificar facilmente as coisas), com a parte do HTML de descrição da tela </text:p>
      <text:p text:style-name="P4"/>
      <text:p text:style-name="P4">Não é interpretado pelo browser, por este motivo devemos utilizar um transpiler (em geral babel) para realizar essa transpilação. </text:p>
      <text:p text:style-name="P4"/>
      <text:p text:style-name="P4">Ao contrário do passado, em vez de colocar Java Script em HTML, o JSX nos permite colocar HTML em Java Script </text:p>
      <text:p text:style-name="P4"/>
      <text:p text:style-name="P4">Vantagens do JSX: </text:p>
      <text:p text:style-name="P4">Similiaridade com o HTML</text:p>
      <text:p text:style-name="P4">Melhor integração entre o HTML e o Js</text:p>
      <text:p text:style-name="P4"/>
      <text:p text:style-name="P4">quem utiliza?</text:p>
      <text:p text:style-name="P4">Ex: Preact, inferno, React-Native, Nodejs(opcional).</text:p>
      <text:p text:style-name="P4"/>
      <text:p text:style-name="P3"/>
      <text:p text:style-name="P1"><text:span text:style-name="T3">4 - </text:span>o que são componentes?</text:p>
      <text:p text:style-name="P1"/>
      <text:p text:style-name="P4">Os components permitem dividir a interface do usário em partes independentes que podem ser reutilizáveis.</text:p>
      <text:p text:style-name="P4"/>
      <text:p text:style-name="P4">São como funções Javascripit</text:p>
      <text:p text:style-name="P4"/>
      <text:p text:style-name="P4">aceitam entradas arbitrárias (chamadas <text:span text:style-name="T1">props</text:span>)</text:p>
      <text:p text:style-name="P4">retorna Elementos React</text:p>
      <text:p text:style-name="P4"/>
      <text:p text:style-name="P4">existem dois tipos de componentes :</text:p>
      <text:p text:style-name="P2">FUNÇÃO e CLASSE (features extras)</text:p>
      <text:p text:style-name="P2"/>
      <text:p text:style-name="P2"><text:soft-page-break/>Função »»» <text:s/>mais utilizado </text:p>
      <text:p text:style-name="P2"/>
      <text:p text:style-name="P2"/>
      <text:p text:style-name="P2"/>
      <text:p text:style-name="P2">Classe»»» ferramentas extras que podem estender o comportamento do componente para que ele faça mais coisas</text:p>
      <text:p text:style-name="P4"/>
      <text:p text:style-name="P4"/>
      <text:p text:style-name="P4">Os components em si são pedaços da tela que são juntados igual a um lego, </text:p>
      <text:p text:style-name="P4"/>
      <text:p text:style-name="P3"/>
      <text:p text:style-name="P1"><text:span text:style-name="T3">6- </text:span>qual a diferen<text:span text:style-name="T3">ça</text:span> entre react js e react native </text:p>
      <text:p text:style-name="P4">React é uma biblioteca e o react native é um framework</text:p>
      <text:p text:style-name="P4"/>
      <text:p text:style-name="P4">react native é uma tecnologia que permite utilizar o mesmo codigo para <text:s/>desenvolver android e IOS, então 90% do codigo é feito em react native enquanto o reactJs é uma biblioteca usada para criar interfaces para webApps, acaba funcionando também como uma camada que vai controlar o HTML, CSS <text:s/>e JavaScript.</text:p>
      <text:p text:style-name="P4"/>
      <text:p text:style-name="P4">Única diferença em questão de JSX é que não pode utilizar tags &lt;p&gt;, &lt;h1&gt;, &lt;div&gt; e etc pois sãos tags do DOOM, e para react native precisa de componentes específicos, </text:p>
      <text:p text:style-name="P4"/>
      <text:p text:style-name="P4"/>
      <text:p text:style-name="P4"/>
      <text:p text:style-name="P3"/>
      <text:p text:style-name="P1"/>
      <text:p text:style-name="P1"><text:span text:style-name="T3">7 - </text:span>react native é realmente nativo?</text:p>
      <text:p text:style-name="P1"/>
      <text:p text:style-name="P4">Sim, dentro do dispositivo existem dois núcleos na qual um deles seria o JavaScriptCore, assim o Js orquestra os componentes nativos a partir do núcleo jS por meio de uma bridge com comuniucação de via dupla </text:p>
      <text:p text:style-name="P4"/>
      <text:p text:style-name="P3"/>
      <text:p text:style-name="P1"><text:span text:style-name="T3">8 - </text:span>o que são props?</text:p>
      <text:p text:style-name="P4">São propriedades, usadas para passar dados entre componentes, que é unidirecional(somente do componente pai para o componente filho).</text:p>
      <text:p text:style-name="P4">Podemos passar dados com props como se estivéssemos passando um argumento para uma função</text:p>
      <text:p text:style-name="P4"/>
      <text:p text:style-name="P3"/>
      <text:p text:style-name="P1"><text:span text:style-name="T3">9 - </text:span>o que são "arrow functions"?</text:p>
      <text:p text:style-name="P4">É uma forma concisa de escrever uma função em Js, otimiza a escrita do seu código deixando o mais limpo, enxuto e aumentando a legibilidade.</text:p>
      <text:p text:style-name="P3"/>
      <text:p text:style-name="P1"><text:span text:style-name="T3">10 - </text:span>o que são iceys em react?</text:p>
      <text:p text:style-name="P4">É uma prop, é um atributo que deve ser passado para todos os componentes criados dinamicamente a partir de uma matriz, é um ID único e constante que o react usa para identificar cada componente no DOM e saber se é um componente diferente ou o mesmo </text:p>
      <text:p text:style-name="P3"/>
      <text:p text:style-name="P1"><text:span text:style-name="T3">11 - </text:span>o que são fragments em react?</text:p>
      <text:p text:style-name="P3"><text:s/><text:span text:style-name="T3">Os fragments encapsulam funcionalidades para que seja mais facil reutilizar dentro de outras Activies e layout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9:51:45.955000000</meta:creation-date>
    <meta:print-date>2024-03-15T21:34:59.476000000</meta:print-date>
    <meta:printed-by>Arquivos PDF</meta:printed-by>
    <dc:date>2024-03-15T21:35:08.577000000</dc:date>
    <meta:editing-duration>PT9S</meta:editing-duration>
    <meta:editing-cycles>1</meta:editing-cycles>
    <meta:document-statistic meta:table-count="0" meta:image-count="0" meta:object-count="0" meta:page-count="2" meta:paragraph-count="45" meta:word-count="607" meta:character-count="3528" meta:non-whitespace-character-count="2947"/>
    <meta:generator>LibreOffice/7.6.5.2$Windows_X86_64 LibreOffice_project/38d5f62f85355c192ef5f1dd47c5c0c0c6d6598b</meta:generator>
  </office:meta>
</office:document-meta>
</file>